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16dd" officeooo:paragraph-rsid="001016dd"/>
    </style:style>
    <style:style style:name="P2" style:family="paragraph" style:parent-style-name="Standard">
      <style:text-properties officeooo:rsid="001016dd" officeooo:paragraph-rsid="00139e77"/>
    </style:style>
    <style:style style:name="P3" style:family="paragraph" style:parent-style-name="Standard">
      <style:text-properties officeooo:rsid="0011b771" officeooo:paragraph-rsid="0011b771"/>
    </style:style>
    <style:style style:name="P4" style:family="paragraph" style:parent-style-name="Standard">
      <style:text-properties officeooo:rsid="00123b82" officeooo:paragraph-rsid="00123b82"/>
    </style:style>
    <style:style style:name="P5" style:family="paragraph" style:parent-style-name="Standard">
      <style:text-properties officeooo:rsid="0013505f" officeooo:paragraph-rsid="0013505f"/>
    </style:style>
    <style:style style:name="P6" style:family="paragraph" style:parent-style-name="Standard">
      <style:text-properties officeooo:rsid="00139e77" officeooo:paragraph-rsid="00139e77"/>
    </style:style>
    <style:style style:name="P7" style:family="paragraph" style:parent-style-name="Standard">
      <style:text-properties officeooo:rsid="00156aba" officeooo:paragraph-rsid="00156aba"/>
    </style:style>
    <style:style style:name="P8" style:family="paragraph" style:parent-style-name="Standard">
      <style:text-properties officeooo:rsid="00156aba" officeooo:paragraph-rsid="002be104"/>
    </style:style>
    <style:style style:name="P9" style:family="paragraph" style:parent-style-name="Standard">
      <style:text-properties officeooo:rsid="0016cbf6" officeooo:paragraph-rsid="0016cbf6"/>
    </style:style>
    <style:style style:name="P10" style:family="paragraph" style:parent-style-name="Standard">
      <style:text-properties officeooo:rsid="0017c580" officeooo:paragraph-rsid="0017c580"/>
    </style:style>
    <style:style style:name="P11" style:family="paragraph" style:parent-style-name="Standard">
      <style:text-properties officeooo:rsid="001a1091" officeooo:paragraph-rsid="001a1091"/>
    </style:style>
    <style:style style:name="P12" style:family="paragraph" style:parent-style-name="Standard">
      <style:text-properties officeooo:rsid="001a7cd7" officeooo:paragraph-rsid="001a7cd7"/>
    </style:style>
    <style:style style:name="P13" style:family="paragraph" style:parent-style-name="Standard">
      <style:text-properties officeooo:rsid="0020d027" officeooo:paragraph-rsid="0020d027"/>
    </style:style>
    <style:style style:name="P14" style:family="paragraph" style:parent-style-name="Standard">
      <style:text-properties officeooo:rsid="0028094e" officeooo:paragraph-rsid="0028094e"/>
    </style:style>
    <style:style style:name="P15" style:family="paragraph" style:parent-style-name="Standard">
      <style:text-properties officeooo:rsid="0028fb4c" officeooo:paragraph-rsid="0028fb4c"/>
    </style:style>
    <style:style style:name="P16" style:family="paragraph" style:parent-style-name="Standard">
      <style:text-properties officeooo:rsid="00298234" officeooo:paragraph-rsid="00298234"/>
    </style:style>
    <style:style style:name="P17" style:family="paragraph" style:parent-style-name="Standard" style:list-style-name="L1">
      <style:text-properties officeooo:paragraph-rsid="002bc611"/>
    </style:style>
    <style:style style:name="P18" style:family="paragraph" style:parent-style-name="Standard" style:list-style-name="L1">
      <style:text-properties officeooo:paragraph-rsid="001016dd"/>
    </style:style>
    <style:style style:name="P19" style:family="paragraph" style:parent-style-name="Heading_20_3">
      <style:text-properties officeooo:paragraph-rsid="00193d67"/>
    </style:style>
    <style:style style:name="P20" style:family="paragraph" style:parent-style-name="Text_20_body">
      <style:text-properties officeooo:rsid="00193d67" officeooo:paragraph-rsid="00193d67"/>
    </style:style>
    <style:style style:name="P21" style:family="paragraph" style:parent-style-name="Preformatted_20_Text">
      <style:text-properties officeooo:rsid="0011b771" officeooo:paragraph-rsid="0011b771"/>
    </style:style>
    <style:style style:name="P22" style:family="paragraph" style:parent-style-name="Preformatted_20_Text">
      <style:text-properties officeooo:paragraph-rsid="00139e77"/>
    </style:style>
    <style:style style:name="P23" style:family="paragraph" style:parent-style-name="Preformatted_20_Text">
      <style:text-properties officeooo:paragraph-rsid="0016cbf6"/>
    </style:style>
    <style:style style:name="P24" style:family="paragraph" style:parent-style-name="Preformatted_20_Text">
      <style:text-properties officeooo:rsid="0017c580" officeooo:paragraph-rsid="0017c580"/>
    </style:style>
    <style:style style:name="P25" style:family="paragraph" style:parent-style-name="Preformatted_20_Text">
      <style:text-properties officeooo:rsid="00193d67" officeooo:paragraph-rsid="00193d67"/>
    </style:style>
    <style:style style:name="P26" style:family="paragraph" style:parent-style-name="Preformatted_20_Text">
      <style:text-properties officeooo:rsid="00139e77"/>
    </style:style>
    <style:style style:name="P27" style:family="paragraph" style:parent-style-name="Preformatted_20_Text">
      <style:text-properties officeooo:paragraph-rsid="00298234"/>
    </style:style>
    <style:style style:name="P28" style:family="paragraph" style:parent-style-name="Preformatted_20_Text">
      <style:text-properties officeooo:paragraph-rsid="002b3040"/>
    </style:style>
    <style:style style:name="P29" style:family="paragraph" style:parent-style-name="Preformatted_20_Text">
      <style:text-properties officeooo:paragraph-rsid="002be104"/>
    </style:style>
    <style:style style:name="T1" style:family="text">
      <style:text-properties officeooo:rsid="001016dd"/>
    </style:style>
    <style:style style:name="T2" style:family="text">
      <style:text-properties officeooo:rsid="0011b771"/>
    </style:style>
    <style:style style:name="T3" style:family="text">
      <style:text-properties officeooo:rsid="00123b82"/>
    </style:style>
    <style:style style:name="T4" style:family="text">
      <style:text-properties officeooo:rsid="0016cbf6"/>
    </style:style>
    <style:style style:name="T5" style:family="text">
      <style:text-properties officeooo:rsid="00193d67"/>
    </style:style>
    <style:style style:name="T6" style:family="text">
      <style:text-properties officeooo:rsid="00265a20"/>
    </style:style>
    <style:style style:name="T7" style:family="text">
      <style:text-properties officeooo:rsid="002982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führung in (Arduino)-Programmierung</text:h>
      <text:p text:style-name="P1"/>
      <text:h text:style-name="Heading_20_2" text:outline-level="2">Allgemein Programmierung:</text:h>
      <text:p text:style-name="P1"/>
      <text:p text:style-name="P1">Algorithmus, Rechenvorschrift</text:p>
      <text:p text:style-name="P1"/>
      <text:p text:style-name="P1">Basics:</text:p>
      <text:p text:style-name="P1"/>
      <text:list xml:id="list3443886030" text:style-name="L1">
        <text:list-item>
          <text:p text:style-name="P17"><text:span text:style-name="T3">((Kommentare))</text:span></text:p>
        </text:list-item>
        <text:list-item>
          <text:p text:style-name="P17"><text:span text:style-name="T1">Variablen</text:span></text:p>
        </text:list-item>
        <text:list-item>
          <text:p text:style-name="P18"><text:span text:style-name="T1">Funktionen</text:span></text:p>
        </text:list-item>
        <text:list-item>
          <text:p text:style-name="P18"><text:span text:style-name="T1">Operatoren</text:span></text:p>
        </text:list-item>
        <text:list-item>
          <text:p text:style-name="P18"><text:span text:style-name="T1">Verzweigungen</text:span></text:p>
        </text:list-item>
        <text:list-item>
          <text:p text:style-name="P18"><text:span text:style-name="T1">(Wiederholungen)</text:span></text:p>
        </text:list-item>
      </text:list>
      <text:p text:style-name="P4"/>
      <text:p text:style-name="P3">Wichtig: Abstraktion, generische Vorgehensweise</text:p>
      <text:p text:style-name="P3"/>
      <text:p text:style-name="P1">Computer machen grundsätzlich das gleiche wie ihr mit dem Taschenrechner, nur unglaublich schnell</text:p>
      <text:p text:style-name="P1">1 GHz =&gt; 1 Milliarde (1 mit 9 Nullen!) Takte pro Sekunde</text:p>
      <text:p text:style-name="P1">Mein Telefon: Quad Core, 2x 2,2 GHz, 2x 1,6 GHz, also (theoretisch <text:span text:style-name="T2">7,6e9</text:span>) <text:span text:style-name="T2">mit vielen Abstraktionsebenen</text:span></text:p>
      <text:p text:style-name="P3">Arduino Nano (den wir später programmieren): 16 MHz, viel weniger, aber immerhin noch 1,6e7 Takte pro Sekunde, aber dafür wenig Abstraktionsebenen</text:p>
      <text:p text:style-name="P3"/>
      <text:p text:style-name="P1"/>
      <text:h text:style-name="Heading_20_2" text:outline-level="2">Beispiel<text:span text:style-name="T3">e</text:span> <text:span text:style-name="T3">in Pseudocode</text:span>:</text:h>
      <text:p text:style-name="P1"/>
      <text:h text:style-name="Heading_20_3" text:outline-level="3">Alle Zahlen bis 100 zusammenzählen:</text:h>
      <text:p text:style-name="P1"/>
      <text:h text:style-name="Heading_20_4" text:outline-level="4">Trivialer Ansatz:</text:h>
      <text:p text:style-name="P1"/>
      <text:p text:style-name="Preformatted_20_Text">Ergebnis = 1 + 2 + 3 + … + 100</text:p>
      <text:p text:style-name="P1"/>
      <text:h text:style-name="Heading_20_4" text:outline-level="4">Optimierung <text:span text:style-name="T2">nach Gauß</text:span>:</text:h>
      <text:p text:style-name="P1"/>
      <text:p text:style-name="P3">Erste + Letzte Zahl = Zweite + Vorletzte Zahl = Dritte + Drittletzte Zahl …</text:p>
      <text:p text:style-name="P3">50 solcher Paare</text:p>
      <text:p text:style-name="P1"/>
      <text:p text:style-name="Preformatted_20_Text">Ergebnis = 101 * 50</text:p>
      <text:p text:style-name="P1"/>
      <text:p text:style-name="P1"/>
      <text:h text:style-name="Heading_20_3" text:outline-level="3">Allgemeinere Version: Alle Zahlen bis „<text:span text:style-name="T3">Endzahl“ </text:span>zusammenzählen</text:h>
      <text:p text:style-name="P3"/>
      <text:h text:style-name="Heading_20_4" text:outline-level="4">Trivialer Ansatz:</text:h>
      <text:p text:style-name="P3"/>
      <text:p text:style-name="Preformatted_20_Text">Funktion Zusammenzählen<text:span text:style-name="T2">(Endzahl)</text:span>:</text:p>
      <text:p text:style-name="Preformatted_20_Text"><text:soft-page-break/>Ergebnis = 0</text:p>
      <text:p text:style-name="Preformatted_20_Text">Sei Zähler nacheinander alle Zahlen von 1 bis <text:span text:style-name="T3">Endzahl</text:span>:</text:p>
      <text:p text:style-name="Preformatted_20_Text"><text:tab/>Ergebnis = Ergebnis + Zähler</text:p>
      <text:p text:style-name="Preformatted_20_Text">Gebe Ergebnis zurück</text:p>
      <text:p text:style-name="P3"/>
      <text:p text:style-name="Preformatted_20_Text">// … Später …</text:p>
      <text:p text:style-name="Preformatted_20_Text"/>
      <text:p text:style-name="Preformatted_20_Text">Bis<text:span text:style-name="T2">Hundert</text:span> = Zusammenzählen(100)</text:p>
      <text:p text:style-name="P21">BisZweiHundert = Zusammenzählen(200)</text:p>
      <text:p text:style-name="P3"/>
      <text:h text:style-name="Heading_20_4" text:outline-level="4">Optimierung nach Gauß:</text:h>
      <text:p text:style-name="P3"/>
      <text:p text:style-name="Preformatted_20_Text">Funktion Zusammenzählen_Gauß(Endzahl):</text:p>
      <text:p text:style-name="Preformatted_20_Text">// Gauß‘sche Summenformel</text:p>
      <text:p text:style-name="Preformatted_20_Text">Ergebnis = (Endzahl * (Endzahl + 1)) / 2</text:p>
      <text:p text:style-name="Preformatted_20_Text">Gebe Ergebnis zurück</text:p>
      <text:p text:style-name="Preformatted_20_Text"/>
      <text:p text:style-name="Preformatted_20_Text">// … Später …</text:p>
      <text:p text:style-name="Preformatted_20_Text"/>
      <text:p text:style-name="Preformatted_20_Text">BisHundert = Zusammenzählen_Gauß(100)</text:p>
      <text:p text:style-name="Preformatted_20_Text">BisEineMillion = Zusammenzählen_Gauß(1000000)</text:p>
      <text:p text:style-name="P4"/>
      <text:p text:style-name="P4">Bemerkenswert: Egal wie groß die Zahl ist, die zweite, optimierte Funktion berechnet sie in einem Schritt, während die erste so viele Schritte braucht, wie groß die Zahl ist.</text:p>
      <text:p text:style-name="P4"/>
      <text:h text:style-name="Heading_20_3" text:outline-level="3">Fibonacci-Zahlen</text:h>
      <text:p text:style-name="P5"/>
      <text:p text:style-name="P5">1, 1, 2, 3, 4, 8, 13, …</text:p>
      <text:p text:style-name="P5"/>
      <text:p text:style-name="P5">Oder, kürzer: Fang an mit 1, 1. Um die jeweils nächste Zahl zu berechnen, zähle die zwei Vorgängerzahlen zusammen</text:p>
      <text:p text:style-name="P5"/>
      <text:p text:style-name="Preformatted_20_Text">Funktion Fibonacci(Endzahl):</text:p>
      <text:p text:style-name="Preformatted_20_Text">Wenn Endzahl = 1 oder Endzahl = 2:</text:p>
      <text:p text:style-name="Preformatted_20_Text"><text:tab/>Gebe 1 zurück</text:p>
      <text:p text:style-name="Preformatted_20_Text">Ansonsten:</text:p>
      <text:p text:style-name="Preformatted_20_Text"><text:tab/>Gebe Fibonacci(Endzahl – 1) + Fibonacci(Endzahl – 2) zurück</text:p>
      <text:p text:style-name="Preformatted_20_Text"/>
      <text:p text:style-name="Preformatted_20_Text">// … Später …</text:p>
      <text:p text:style-name="Preformatted_20_Text"/>
      <text:p text:style-name="Preformatted_20_Text">AchteFibonacci = Fibonacci(8) // 21</text:p>
      <text:p text:style-name="P5"/>
      <text:p text:style-name="P5">Funktionen können sich selbst aufrufen. Aber Achtung, Endlosschleifengefahr!</text:p>
      <text:p text:style-name="P5"/>
      <text:h text:style-name="Heading_20_2" text:outline-level="2">Weg von Pseudocode, hin zu C++</text:h>
      <text:p text:style-name="P6"/>
      <text:p text:style-name="P6">(Achtung, leider wird es jetzt ein wenig Englisch stellenweise)</text:p>
      <text:p text:style-name="P6"/>
      <text:h text:style-name="Heading_20_2" text:outline-level="2">Allgemein</text:h>
      <text:p text:style-name="P6"/>
      <text:p text:style-name="P6">Groß/Kleinschreibung ist wichtig: Zahl ist nicht gleich zahl.</text:p>
      <text:p text:style-name="P14">Bitte auf Umlaute, Sonderzeichen in Funktions- und Variablennamen verzichten. Idealerweise nur a-zA-Z.</text:p>
      <text:p text:style-name="P6"/>
      <text:p text:style-name="P6">Jeder Befehl wird durch ein ; abgeschlossen.</text:p>
      <text:p text:style-name="P6"/>
      <text:p text:style-name="Preformatted_20_Text">zahl = zahl + 10;</text:p>
      <text:p text:style-name="P6"/>
      <text:p text:style-name="P9">Codeblöcke werden von geschweiften Klammern umschlossen: {}</text:p>
      <text:p text:style-name="P9"/>
      <text:p text:style-name="P16">Programmierer fangen bei 0 an zu zählen, nicht bei 1.</text:p>
      <text:h text:style-name="P19" text:outline-level="3"><text:soft-page-break/>Kommentare</text:h>
      <text:p text:style-name="P20">Kommentare sind Briefe an euch selbst in der Zukunft.</text:p>
      <text:p text:style-name="P20">Kommentare sollen beschreiben, warum Code etwas tut und nicht, was Code tut.</text:p>
      <text:p text:style-name="Preformatted_20_Text">Befehl1; // Alles nach zwei Schrägstrichen wird für den Ablauf ignoriert</text:p>
      <text:p text:style-name="Preformatted_20_Text"/>
      <text:p text:style-name="Preformatted_20_Text">/*</text:p>
      <text:p text:style-name="Preformatted_20_Text">Für größere Kommentare gibt es auch die Möglichkeit, mehrere Zeilen zu benutzen.</text:p>
      <text:p text:style-name="Preformatted_20_Text">Alles, was zwischen Schrägstrich Stern und Stern Schrägstrich steht, wird für den Ablauf ignoriert.</text:p>
      <text:p text:style-name="Preformatted_20_Text">*/</text:p>
      <text:h text:style-name="Heading_20_3" text:outline-level="3">Variablen</text:h>
      <text:p text:style-name="P6">Variablen müssen definiert (deklariert) werden.</text:p>
      <text:p text:style-name="P6"/>
      <text:p text:style-name="P6">Der Übersicht halber gesammelt. Globale, lokale Variablen. Faustregel: So wenig globale Variablen wie möglich.</text:p>
      <text:p text:style-name="P6"/>
      <text:p text:style-name="P6">Verschiedene <text:span text:style-name="T5">wichtige </text:span>Variablentypen:</text:p>
      <text:p text:style-name="P22">int <text:span text:style-name="T4">Ganzzahl = 3;</text:span></text:p>
      <text:p text:style-name="Preformatted_20_Text">float <text:span text:style-name="T4">Kommazahl = 2.5;</text:span></text:p>
      <text:p text:style-name="P23">string Zeichenfolge <text:span text:style-name="T4">= „Test“;</text:span></text:p>
      <text:p text:style-name="P24">bool Wahrheit = true;</text:p>
      <text:p text:style-name="P26"/>
      <text:p text:style-name="P8">Allgemein: Computer „mögen“ Ganzzahlen.</text:p>
      <text:p text:style-name="P8">Faustregel: So oft wie möglich die Strukturen in Ganzzahlen abbilden macht Programme schneller :)</text:p>
      <text:p text:style-name="P7"/>
      <text:p text:style-name="P16">Um Listen von Variablen zu benutzen, gibt es sogenannte Arrays (Felder).</text:p>
      <text:p text:style-name="P16"/>
      <text:p text:style-name="Preformatted_20_Text">int DreiZahlen[3];</text:p>
      <text:p text:style-name="Preformatted_20_Text">DreiZahlen[0] = 1;</text:p>
      <text:p text:style-name="Preformatted_20_Text">DreiZahlen[1] = 5;</text:p>
      <text:p text:style-name="Preformatted_20_Text">DreiZahlen[2] = 10;</text:p>
      <text:p text:style-name="P16"/>
      <text:p text:style-name="P16">Das geht auch mehrdimensional:</text:p>
      <text:p text:style-name="P16"/>
      <text:p text:style-name="Preformatted_20_Text">int Spielfeld[3][3];</text:p>
      <text:p text:style-name="Preformatted_20_Text">// Spielfeld[0][0] entspricht dem Wert oben links</text:p>
      <text:p text:style-name="P16"/>
      <text:h text:style-name="Heading_20_3" text:outline-level="3">Funktionen</text:h>
      <text:p text:style-name="P9">Aufbau:</text:p>
      <text:p text:style-name="P9"/>
      <text:p text:style-name="P29">int Funktionsname(int Variable1, float Variable2)</text:p>
      <text:p text:style-name="P29">{</text:p>
      <text:p text:style-name="Preformatted_20_Text"><text:tab/>Befehl1;</text:p>
      <text:p text:style-name="Preformatted_20_Text"><text:tab/>Befehl2;</text:p>
      <text:p text:style-name="Preformatted_20_Text"><text:tab/>return 1;</text:p>
      <text:p text:style-name="Preformatted_20_Text">}</text:p>
      <text:p text:style-name="P2"/>
      <text:p text:style-name="P11">Statt einem Variablentyp, kann am Anfang auch „void“ stehen, das bedeutet, dass die Funktion keinen Wert zurückgibt.</text:p>
      <text:p text:style-name="P11"/>
      <text:p text:style-name="P13">Sobald die Ausführung einer Funktion auf den Befehl „return“ stößt, wird das, was dahinter steht, als Rückgabewert zurückgegeben und die Funktion nicht weiter ausgeführt.</text:p>
      <text:p text:style-name="P11"/>
      <text:p text:style-name="P11">Es gibt zwei spezielle Funktionen bei der Arduino-Programmierung:</text:p>
      <text:p text:style-name="P12"/>
      <text:p text:style-name="P29">void setup()</text:p>
      <text:p text:style-name="P29">{</text:p>
      <text:p text:style-name="Preformatted_20_Text"><text:tab/>// Diese Funktion wird einmalig beim Start oder Reset ausgeführt</text:p>
      <text:p text:style-name="Preformatted_20_Text">}</text:p>
      <text:p text:style-name="P12"/>
      <text:p text:style-name="P12">und</text:p>
      <text:p text:style-name="P12"/>
      <text:p text:style-name="P29"><text:soft-page-break/>void loop()</text:p>
      <text:p text:style-name="P29">{</text:p>
      <text:p text:style-name="Preformatted_20_Text"><text:tab/>// Diese Funktion wird nach setup() in einer Endlosschleife ausgeführt</text:p>
      <text:p text:style-name="Preformatted_20_Text">}</text:p>
      <text:p text:style-name="P11"/>
      <text:h text:style-name="Heading_20_3" text:outline-level="3">Operatoren</text:h>
      <text:p text:style-name="Preformatted_20_Text">int zahl1 = 4;</text:p>
      <text:p text:style-name="Preformatted_20_Text">int zahl2 = 9;</text:p>
      <text:p text:style-name="Preformatted_20_Text">int summe = zahl1 + zahl2; // 13</text:p>
      <text:p text:style-name="Preformatted_20_Text">int differenz = zahl1 – zahl2; // -5</text:p>
      <text:p text:style-name="Preformatted_20_Text">int produkt = zahl1 * zahl2; // 36</text:p>
      <text:p text:style-name="Preformatted_20_Text">int division = zahl1 / zahl2; // Achtung, Ganzzahlen, es wird abgerundet, also 2</text:p>
      <text:p text:style-name="Preformatted_20_Text">int rest = zahl1 % zahl2; // 1</text:p>
      <text:p text:style-name="Preformatted_20_Text"/>
      <text:p text:style-name="Preformatted_20_Text">zahl1++; // zahl1 ist jetzt 5</text:p>
      <text:p text:style-name="Preformatted_20_Text">zahl2--; // zahl2 ist jetzt 8</text:p>
      <text:p text:style-name="Preformatted_20_Text"/>
      <text:p text:style-name="Preformatted_20_Text">// <text:span text:style-name="T5">Vergleichsoperatoren</text:span></text:p>
      <text:p text:style-name="Preformatted_20_Text"/>
      <text:p text:style-name="Preformatted_20_Text">zahl1 == 5; // wahr</text:p>
      <text:p text:style-name="Preformatted_20_Text">zahl2 &gt; 5; // wahr</text:p>
      <text:p text:style-name="Preformatted_20_Text">zahl2 &lt; 2; // falsch</text:p>
      <text:p text:style-name="Preformatted_20_Text">zahl1 &gt;= 6; // falsch</text:p>
      <text:p text:style-name="Preformatted_20_Text">zahl2 &lt;= 10; // wahr</text:p>
      <text:p text:style-name="P10"/>
      <text:p text:style-name="Preformatted_20_Text">// <text:span text:style-name="T6">Logische Verknüpfungen</text:span></text:p>
      <text:p text:style-name="Preformatted_20_Text">true &amp;&amp; false; // UND: false</text:p>
      <text:p text:style-name="Preformatted_20_Text">true || false; // OR: true</text:p>
      <text:p text:style-name="Standard"/>
      <text:p text:style-name="P15">Außerdem sollten Klammern verwendet werden, um zu kennzeichnen, um die Reihenfolge der Auswertung zu beeinflussen bzw. klarzustellen.</text:p>
      <text:h text:style-name="Heading_20_3" text:outline-level="3">Verzweigungen</text:h>
      <text:p text:style-name="P28">if (zahl1 &gt; 5)</text:p>
      <text:p text:style-name="P28">{</text:p>
      <text:p text:style-name="Preformatted_20_Text"><text:tab/>zahl1 = 5;</text:p>
      <text:p text:style-name="P28">}</text:p>
      <text:p text:style-name="P28">else if (zahl1 &lt; 0)</text:p>
      <text:p text:style-name="P28">{</text:p>
      <text:p text:style-name="Preformatted_20_Text"><text:tab/>zahl1 = 0;</text:p>
      <text:p text:style-name="P28">}</text:p>
      <text:p text:style-name="P28"><text:span text:style-name="T5">else</text:span></text:p>
      <text:p text:style-name="P28"><text:span text:style-name="T5">{</text:span></text:p>
      <text:p text:style-name="Preformatted_20_Text"><text:tab/>// <text:span text:style-name="T5">nichts tun</text:span></text:p>
      <text:p text:style-name="P25">}</text:p>
      <text:p text:style-name="Preformatted_20_Text"/>
      <text:p text:style-name="P28">switch (zahl1)</text:p>
      <text:p text:style-name="P28">{</text:p>
      <text:p text:style-name="Preformatted_20_Text"><text:tab/>case 1:</text:p>
      <text:p text:style-name="Preformatted_20_Text"><text:tab/><text:tab/>Befehl1;</text:p>
      <text:p text:style-name="Preformatted_20_Text"><text:tab/><text:tab/>break;</text:p>
      <text:p text:style-name="Preformatted_20_Text"><text:tab/>case 2:</text:p>
      <text:p text:style-name="Preformatted_20_Text"><text:tab/><text:tab/>Befehl2;</text:p>
      <text:p text:style-name="Preformatted_20_Text"><text:tab/><text:tab/>break;</text:p>
      <text:p text:style-name="Preformatted_20_Text"><text:tab/>default:</text:p>
      <text:p text:style-name="Preformatted_20_Text"><text:tab/><text:tab/>Befehl_Allgemein;</text:p>
      <text:p text:style-name="Preformatted_20_Text"><text:tab/><text:tab/>break;</text:p>
      <text:p text:style-name="Preformatted_20_Text">}</text:p>
      <text:p text:style-name="P2"/>
      <text:h text:style-name="Heading_20_3" text:outline-level="3">Wiederholungen</text:h>
      <text:p text:style-name="P11">2 Hauptmöglichkeiten, Dinge zu wiederholen, for und while:</text:p>
      <text:p text:style-name="P11"/>
      <text:p text:style-name="P28">for (int Zaehler = 0; Zaehler &lt;= Maximalwert; Zaehler++)</text:p>
      <text:p text:style-name="P28">{</text:p>
      <text:p text:style-name="P27"><text:tab/>// Dieser Block wird <text:span text:style-name="T7">mehrfach</text:span> ausgeführt</text:p>
      <text:p text:style-name="P27"><text:tab/>// <text:span text:style-name="T7">D</text:span>ie Variable Zaehler wird dabei hochgezählt</text:p>
      <text:p text:style-name="Preformatted_20_Text">}</text:p>
      <text:p text:style-name="Preformatted_20_Text"/>
      <text:p text:style-name="P28">while (true)</text:p>
      <text:p text:style-name="P28">{</text:p>
      <text:p text:style-name="P27"><text:tab/>// Dieser Block wird immer wieder ausgeführt, solange</text:p>
      <text:p text:style-name="P27"><text:tab/>// der Wert in den Klammern wahr ist.</text:p>
      <text:p text:style-name="Preformatted_20_Text"><text:tab/>// In diesem Fall also bricht die Schleife niemals ab</text:p>
      <text:p text:style-name="Preformatted_20_Text">}</text:p>
      <text:p text:style-name="P2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15:55.185536278</meta:creation-date>
    <dc:date>2018-10-14T16:57:01.398084031</dc:date>
    <meta:editing-duration>PT34M15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4" meta:paragraph-count="166" meta:word-count="837" meta:character-count="5340" meta:non-whitespace-character-count="4642"/>
  </office:meta>
</office:document-meta>
</file>